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162" style:family="table-cell" style:parent-style-name="Default">
      <style:table-cell-properties fo:background-color="#ffd7d7"/>
    </style:style>
    <style:style style:name="ce11" style:family="table-cell" style:parent-style-name="Default">
      <style:table-cell-properties fo:background-color="#55308d"/>
      <style:text-properties fo:color="#ffffff"/>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5" style:family="table-cell" style:parent-style-name="Default">
      <style:table-cell-properties fo:background-color="#dedce6"/>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1"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number-columns-repeated="3"/>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1">00/00/0000</text:date>, <text:time style:data-style-name="N2" text:time-value="11:45:17.99503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21T16:31:58.685924300</dc:date>
    <meta:editing-duration>PT7H16M16S</meta:editing-duration>
    <meta:editing-cycles>35</meta:editing-cycles>
    <meta:generator>LibreOffice/25.2.4.3$Windows_X86_64 LibreOffice_project/33e196637044ead23f5c3226cde09b47731f7e27</meta:generator>
    <meta:document-statistic meta:table-count="1" meta:cell-count="1366" meta:object-count="0"/>
  </office:meta>
</office:document-meta>
</file>